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AE000002D16219D37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149cm" svg:height="19.075cm" svg:x="1.398cm" svg:y="1.053cm">
          <draw:image xlink:href="Pictures/10000000000002AE000002D16219D37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8:14:05.435000000</meta:creation-date>
    <dc:date>2015-03-12T19:59:23.005000000</dc:date>
    <meta:editing-duration>PT1H30M7S</meta:editing-duration>
    <meta:editing-cycles>1</meta:editing-cycles>
    <meta:document-statistic meta:object-count="1"/>
    <meta:generator>LibreOffice/4.3.2.2$Windows_x86 LibreOffice_project/edfb5295ba211bd31ad47d0bad0118690f76407d</meta:generator>
  </office:meta>
</office:document-meta>
</file>